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ard" style:family="paragraph">
      <style:paragraph-properties fo:text-align="center"/>
    </style:style>
    <style:style style:name="T3" style:parent-style-name="Standaardalinea-lettertype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4" style:parent-style-name="Standaardalinea-lettertype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Standaardalinea-lettertype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6" style:parent-style-name="Standaardalinea-lettertype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Standaardalinea-lettertype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8" style:parent-style-name="Standaardalinea-lettertype" style:family="text">
      <style:text-properties fo:font-weight="bold" style:font-weight-asian="bold" style:font-weight-complex="bold" fo:font-size="20pt" style:font-size-asian="20pt" style:font-size-complex="20pt"/>
    </style:style>
    <style:style style:name="P9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ard" style:family="paragraph">
      <style:text-properties fo:font-weight="bold" style:font-weight-asian="bold" style:font-weight-complex="bold"/>
    </style:style>
    <style:style style:name="P12" style:parent-style-name="Standaard" style:family="paragraph">
      <style:text-properties fo:font-weight="bold" style:font-weight-asian="bold" style:font-weight-complex="bold"/>
    </style:style>
    <style:style style:name="T13" style:parent-style-name="Standaardalinea-lettertype" style:family="text">
      <style:text-properties fo:font-weight="bold" style:font-weight-asian="bold" style:font-weight-complex="bold"/>
    </style:style>
    <style:style style:name="P14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T15" style:parent-style-name="Standaardalinea-lettertype" style:family="text">
      <style:text-properties style:font-name="Segoe UI Symbol" style:font-name-complex="Segoe UI Symbol" fo:background-color="#FFFF00"/>
    </style:style>
    <style:style style:name="T16" style:parent-style-name="Standaardalinea-lettertype" style:family="text">
      <style:text-properties style:font-name="Segoe UI Symbol" style:font-name-complex="Segoe UI Symbol"/>
    </style:style>
    <style:style style:name="T17" style:parent-style-name="Standaardalinea-lettertype" style:family="text">
      <style:text-properties style:font-name="Segoe UI Symbol" style:font-name-complex="Segoe UI Symbol"/>
    </style:style>
    <style:style style:name="T18" style:parent-style-name="Standaardalinea-lettertype" style:family="text">
      <style:text-properties style:font-name="Segoe UI Symbol" style:font-name-complex="Segoe UI Symbol"/>
    </style:style>
    <style:style style:name="T19" style:parent-style-name="Standaardalinea-lettertype" style:family="text">
      <style:text-properties style:font-name="Segoe UI Symbol" style:font-name-complex="Segoe UI Symbol" fo:background-color="#FFFF00"/>
    </style:style>
    <style:style style:name="T20" style:parent-style-name="Standaardalinea-lettertype" style:family="text">
      <style:text-properties style:font-name="Segoe UI Symbol" style:font-name-complex="Segoe UI Symbol"/>
    </style:style>
    <style:style style:name="P21" style:parent-style-name="Standaard" style:family="paragraph">
      <style:text-properties fo:font-weight="bold" style:font-weight-asian="bold" style:font-weight-complex="bold"/>
    </style:style>
    <style:style style:name="P22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T23" style:parent-style-name="Standaardalinea-lettertype" style:family="text">
      <style:text-properties style:font-name="Segoe UI Symbol" style:font-name-complex="Segoe UI Symbol" fo:background-color="#FFFF00"/>
    </style:style>
    <style:style style:name="T24" style:parent-style-name="Standaardalinea-lettertype" style:family="text">
      <style:text-properties style:font-name="Segoe UI Symbol" style:font-name-complex="Segoe UI Symbol" fo:background-color="#FFFF00"/>
    </style:style>
    <style:style style:name="T25" style:parent-style-name="Standaardalinea-lettertype" style:family="text">
      <style:text-properties style:font-name="Segoe UI Symbol" style:font-name-complex="Segoe UI Symbol"/>
    </style:style>
    <style:style style:name="P26" style:parent-style-name="Standaard" style:family="paragraph">
      <style:text-properties fo:font-weight="bold" style:font-weight-asian="bold" style:font-weight-complex="bold"/>
    </style:style>
    <style:style style:name="P27" style:parent-style-name="Standaard" style:family="paragraph">
      <style:text-properties fo:font-weight="bold" style:font-weight-asian="bold" style:font-weight-complex="bold"/>
    </style:style>
    <style:style style:name="P28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T29" style:parent-style-name="Standaardalinea-lettertype" style:family="text">
      <style:text-properties style:font-name="Segoe UI Symbol" style:font-name-complex="Segoe UI Symbol"/>
    </style:style>
    <style:style style:name="T30" style:parent-style-name="Standaardalinea-lettertype" style:family="text">
      <style:text-properties style:font-name="Segoe UI Symbol" style:font-name-complex="Segoe UI Symbol" fo:background-color="#FFFF00"/>
    </style:style>
    <style:style style:name="T31" style:parent-style-name="Standaardalinea-lettertype" style:family="text">
      <style:text-properties style:font-name="Segoe UI Symbol" style:font-name-complex="Segoe UI Symbol" fo:background-color="#FFFF00"/>
    </style:style>
    <style:style style:name="T32" style:parent-style-name="Standaardalinea-lettertype" style:family="text">
      <style:text-properties style:font-name="Segoe UI Symbol" style:font-name-complex="Segoe UI Symbol" fo:background-color="#FFFF00"/>
    </style:style>
    <style:style style:name="T33" style:parent-style-name="Standaardalinea-lettertype" style:family="text">
      <style:text-properties style:font-name="Segoe UI Symbol" style:font-name-complex="Segoe UI Symbol"/>
    </style:style>
    <style:style style:name="T34" style:parent-style-name="Standaardalinea-lettertype" style:family="text">
      <style:text-properties style:font-name="Segoe UI Symbol" style:font-name-complex="Segoe UI Symbol" fo:background-color="#FFFF00"/>
    </style:style>
    <style:style style:name="T35" style:parent-style-name="Standaardalinea-lettertype" style:family="text">
      <style:text-properties style:font-name="Segoe UI Symbol" style:font-name-complex="Segoe UI Symbol"/>
    </style:style>
    <style:style style:name="T36" style:parent-style-name="Standaardalinea-lettertype" style:family="text">
      <style:text-properties style:font-name="Segoe UI Symbol" style:font-name-complex="Segoe UI Symbol"/>
    </style:style>
    <style:style style:name="T37" style:parent-style-name="Standaardalinea-lettertype" style:family="text">
      <style:text-properties style:font-name="Segoe UI Symbol" style:font-name-complex="Segoe UI Symbol"/>
    </style:style>
    <style:style style:name="T38" style:parent-style-name="Standaardalinea-lettertype" style:family="text">
      <style:text-properties style:font-name="Segoe UI Symbol" style:font-name-complex="Segoe UI Symbol" fo:font-weight="bold" style:font-weight-asian="bold" style:font-weight-complex="bold" fo:background-color="#FFFF00"/>
    </style:style>
    <style:style style:name="T39" style:parent-style-name="Standaardalinea-lettertype" style:family="text">
      <style:text-properties fo:font-weight="bold" style:font-weight-asian="bold" style:font-weight-complex="bold"/>
    </style:style>
    <style:style style:name="T40" style:parent-style-name="Standaardalinea-lettertype" style:family="text">
      <style:text-properties style:font-name="Segoe UI Symbol" style:font-name-complex="Segoe UI Symbol"/>
    </style:style>
    <style:style style:name="T41" style:parent-style-name="Standaardalinea-lettertype" style:family="text">
      <style:text-properties style:font-name="Segoe UI Symbol" style:font-name-complex="Segoe UI Symbol"/>
    </style:style>
    <style:style style:name="T42" style:parent-style-name="Standaardalinea-lettertype" style:family="text">
      <style:text-properties style:font-name="Segoe UI Symbol" style:font-name-complex="Segoe UI Symbol" fo:background-color="#FFFF00"/>
    </style:style>
    <style:style style:name="T43" style:parent-style-name="Standaardalinea-lettertype" style:family="text">
      <style:text-properties fo:font-weight="bold" style:font-weight-asian="bold" style:font-weight-complex="bold"/>
    </style:style>
    <style:style style:name="T44" style:parent-style-name="Standaardalinea-lettertype" style:family="text">
      <style:text-properties style:font-name="Segoe UI Symbol" style:font-name-complex="Segoe UI Symbol"/>
    </style:style>
    <style:style style:name="P45" style:parent-style-name="Standaard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46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Standaard" style:family="paragraph">
      <style:text-properties fo:font-weight="bold" style:font-weight-asian="bold" style:font-weight-complex="bold"/>
    </style:style>
    <style:style style:name="P48" style:parent-style-name="Standaard" style:family="paragraph">
      <style:text-properties fo:font-weight="bold" style:font-weight-asian="bold" style:font-weight-complex="bold"/>
    </style:style>
    <style:style style:name="P49" style:parent-style-name="Standaard" style:family="paragraph">
      <style:text-properties fo:font-weight="bold" style:font-weight-asian="bold" style:font-weight-complex="bold"/>
    </style:style>
    <style:style style:name="T50" style:parent-style-name="Standaardalinea-lettertype" style:family="text">
      <style:text-properties style:font-name="Segoe UI Symbol" style:font-name-complex="Segoe UI Symbol"/>
    </style:style>
    <style:style style:name="T51" style:parent-style-name="Standaardalinea-lettertype" style:family="text">
      <style:text-properties style:font-name="Segoe UI Symbol" style:font-name-complex="Segoe UI Symbol" fo:background-color="#FFFF00"/>
    </style:style>
    <style:style style:name="T52" style:parent-style-name="Standaardalinea-lettertype" style:family="text">
      <style:text-properties style:font-name="Segoe UI Symbol" style:font-name-complex="Segoe UI Symbol"/>
    </style:style>
    <style:style style:name="T53" style:parent-style-name="Standaardalinea-lettertype" style:family="text">
      <style:text-properties style:font-name="Segoe UI Symbol" style:font-name-complex="Segoe UI Symbol" fo:background-color="#FFFF00"/>
    </style:style>
    <style:style style:name="T54" style:parent-style-name="Standaardalinea-lettertype" style:family="text">
      <style:text-properties style:font-name="Segoe UI Symbol" style:font-name-complex="Segoe UI Symbol"/>
    </style:style>
    <style:style style:name="T55" style:parent-style-name="Standaardalinea-lettertype" style:family="text">
      <style:text-properties style:font-name="Segoe UI Symbol" style:font-name-complex="Segoe UI Symbol" fo:background-color="#FFFF00"/>
    </style:style>
    <style:style style:name="T56" style:parent-style-name="Standaardalinea-lettertype" style:family="text">
      <style:text-properties style:font-name="Segoe UI Symbol" style:font-name-complex="Segoe UI Symbol"/>
    </style:style>
    <style:style style:name="T57" style:parent-style-name="Standaardalinea-lettertype" style:family="text">
      <style:text-properties style:font-name="Segoe UI Symbol" style:font-name-complex="Segoe UI Symbol"/>
    </style:style>
    <style:style style:name="P58" style:parent-style-name="Standaard" style:family="paragraph">
      <style:text-properties style:text-underline-type="single" style:text-underline-style="solid" style:text-underline-width="auto" style:text-underline-mode="continuous"/>
    </style:style>
    <style:style style:name="P59" style:parent-style-name="Standaard" style:family="paragraph">
      <style:text-properties fo:font-weight="bold" style:font-weight-asian="bold" style:font-weight-complex="bold"/>
    </style:style>
    <style:style style:name="P60" style:parent-style-name="Standaard" style:family="paragraph">
      <style:text-properties fo:font-weight="bold" style:font-weight-asian="bold" style:font-weight-complex="bold"/>
    </style:style>
    <style:style style:name="T61" style:parent-style-name="Standaardalinea-lettertype" style:family="text">
      <style:text-properties style:font-name="Segoe UI Symbol" style:font-name-complex="Segoe UI Symbol"/>
    </style:style>
    <style:style style:name="T62" style:parent-style-name="Standaardalinea-lettertype" style:family="text">
      <style:text-properties style:font-name="Segoe UI Symbol" style:font-name-complex="Segoe UI Symbol" fo:background-color="#FFFF00"/>
    </style:style>
    <style:style style:name="T63" style:parent-style-name="Standaardalinea-lettertype" style:family="text">
      <style:text-properties style:font-name="Segoe UI Symbol" style:font-name-complex="Segoe UI Symbol" fo:background-color="#FFFF00"/>
    </style:style>
    <style:style style:name="T64" style:parent-style-name="Standaardalinea-lettertype" style:family="text">
      <style:text-properties style:font-name="Segoe UI Symbol" style:font-name-complex="Segoe UI Symbol" fo:background-color="#FFFF00"/>
    </style:style>
    <style:style style:name="T65" style:parent-style-name="Standaardalinea-lettertype" style:family="text">
      <style:text-properties style:font-name="Segoe UI Symbol" style:font-name-complex="Segoe UI Symbol"/>
    </style:style>
    <style:style style:name="T66" style:parent-style-name="Standaardalinea-lettertype" style:family="text">
      <style:text-properties style:font-name="Segoe UI Symbol" style:font-name-complex="Segoe UI Symbol"/>
    </style:style>
    <style:style style:name="T67" style:parent-style-name="Standaardalinea-lettertype" style:family="text">
      <style:text-properties style:font-name="Segoe UI Symbol" style:font-name-complex="Segoe UI Symbol"/>
    </style:style>
    <style:style style:name="T68" style:parent-style-name="Standaardalinea-lettertype" style:family="text">
      <style:text-properties style:font-name="Segoe UI Symbol" style:font-name-complex="Segoe UI Symbol"/>
    </style:style>
  </office:automatic-styles>
  <office:body>
    <office:text text:use-soft-page-breaks="true">
      <text:p text:style-name="P1"/>
      <text:p text:style-name="P2"><text:span text:style-name="T3">P</text:span><text:span text:style-name="T4"><text:s/>ersoonlijk<text:s/></text:span><text:span text:style-name="T5">O</text:span><text:span text:style-name="T6"><text:s/>ntwikkelings<text:s/></text:span><text:span text:style-name="T7">P</text:span><text:span text:style-name="T8"><text:s/>lan</text:span></text:p>
      <text:p text:style-name="P9"/>
      <text:p text:style-name="P10">Vraag 1:</text:p>
      <text:p text:style-name="P11">Welke factoren laten je beginnen aan een activiteit (karwei/taak) op het</text:p>
      <text:p text:style-name="P12">werk, op school of thuis die zwaar/lastig/saai is?</text:p>
      <text:p text:style-name="Standaard">Het idee dat het gedaan is het gevoel hebben dat je iets goeds gedaan hebt<text:s/><text:line-break/>en of iets nuttig gedaan te hebben.</text:p>
      <text:p text:style-name="Standaard"><text:span text:style-name="T13">Je mag kiezen op welk tijdstip van de dag je deze activiteiten/klusjes uitvoert</text:span>.</text:p>
      <text:p text:style-name="P14">0Wanneer doe je liever saaie klusjes?</text:p>
      <text:p text:style-name="Standaard"><text:span text:style-name="T15">☐</text:span><text:s/>in de ochtend</text:p>
      <text:p text:style-name="Standaard"><text:span text:style-name="T16">☐</text:span><text:s/>voor de lunch</text:p>
      <text:p text:style-name="Standaard"><text:span text:style-name="T17">☐</text:span><text:s/>na de lunch</text:p>
      <text:p text:style-name="Standaard"><text:span text:style-name="T18">☐</text:span><text:s/>tijdens de middag</text:p>
      <text:p text:style-name="Standaard"><text:span text:style-name="T19">☐</text:span><text:s/>in de avond</text:p>
      <text:p text:style-name="Standaard"><text:span text:style-name="T20">☐</text:span><text:s/>‘s nachts</text:p>
      <text:p text:style-name="P21">Je mag kiezen met wie je samenwerkt.</text:p>
      <text:p text:style-name="P22">Hoe werk je het liefst?</text:p>
      <text:p text:style-name="Standaard"><text:span text:style-name="T23">☐</text:span><text:s/>alleen</text:p>
      <text:p text:style-name="Standaard"><text:span text:style-name="T24">☐</text:span><text:s/>met één of twee anderen</text:p>
      <text:p text:style-name="Standaard"><text:span text:style-name="T25">☐</text:span><text:s/>in een grotere groep</text:p>
      <text:p text:style-name="P26">Je kan iets verdienen als je de activiteit start en beëindigt of je zou iets</text:p>
      <text:p text:style-name="P27">kunnen verliezen als je dat niet doet.</text:p>
      <text:p text:style-name="P28">Welke van deze winsten of verliezen zouden je het meest kunnen helpen?</text:p>
      <text:p text:style-name="Standaard"><text:span text:style-name="T29">☐</text:span><text:s/>materiële of financiële winst</text:p>
      <text:p text:style-name="Standaard"><text:span text:style-name="T30">☐</text:span><text:s/>een kans op eigen ontwikkeling</text:p>
      <text:p text:style-name="Standaard"><text:span text:style-name="T31">☐</text:span><text:s/>een kans op een betere baan/positie</text:p>
      <text:p text:style-name="Standaard"><text:span text:style-name="T32">☐</text:span><text:s/>betere werkomstandigheden</text:p>
      <text:p text:style-name="Standaard"><text:span text:style-name="T33">☐</text:span><text:s/>populariteit</text:p>
      <text:p text:style-name="Standaard"><text:span text:style-name="T34">☐</text:span><text:s/>waardering van andere mensen</text:p>
      <text:p text:style-name="Standaard"><text:span text:style-name="T35">☐</text:span><text:s/>een risico op een werkachterstand</text:p>
      <text:p text:style-name="Standaard"><text:span text:style-name="T36">☐</text:span><text:s/>Het risico om voor een meerdere te moeten staan en uit te leggen</text:p>
      <text:p text:style-name="Standaard">waarom je het werk niet hebt gedaan.</text:p>
      <text:p text:style-name="Standaard"><text:span text:style-name="T37">☐</text:span><text:s/>Andere winsten of verliezen, welke?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Standaard"><text:span text:style-name="T38">☐</text:span><text:span text:style-name="T39"><text:s/>Het helpt als je zelf verwachtingen hebt over het resultaat?</text:span><text:line-break/>Ja want dan kun je daarna streven om het te voltooien.<text:line-break/></text:p>
      <text:p text:style-name="Standaard"><text:span text:style-name="T40">☐</text:span><text:s/>Het helpt als je verwachtingen hebt van andere mensen over het</text:p>
      <text:p text:style-name="Standaard">resultaat?</text:p>
      <text:p text:style-name="Standaard"><text:span text:style-name="T41">☐</text:span><text:s/>Het helpt je om een beslissing te nemen en door te gaan, of je nu</text:p>
      <text:p text:style-name="Standaard">gemotiveerd bent of niet?</text:p>
      <text:p text:style-name="Standaard"><text:span text:style-name="T42">☐</text:span><text:s/><text:span text:style-name="T43">Het helpt als je een deadline hebt?</text:span><text:line-break/>Ja want dan kan ik een planning maken en weten wanneer dat gedaan is.</text:p>
      <text:p text:style-name="Standaard"><text:span text:style-name="T44">☐</text:span><text:s/>Andere factoren, welke?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P45"/>
      <text:p text:style-name="P46">Vraag 2:</text:p>
      <text:p text:style-name="P47">Welke factoren doen je van gedacht veranderen, ook al had je reeds besloten</text:p>
      <text:p text:style-name="P48">om te beginnen aan een activiteit/karwei?</text:p>
      <text:p text:style-name="P49">____________________________________________________________</text:p>
      <text:p text:style-name="Standaard"><text:span text:style-name="T50">☐</text:span><text:s/>onkosten-geldverlies</text:p>
      <text:p text:style-name="Standaard"><text:span text:style-name="T51">☐</text:span><text:s/>geen tijd</text:p>
      <text:p text:style-name="Standaard"><text:span text:style-name="T52">☐</text:span><text:s/>familiale verplichtingen/verwachtingen</text:p>
      <text:p text:style-name="Standaard"><text:span text:style-name="T53">☐</text:span><text:s/>vermoeidheid</text:p>
      <text:p text:style-name="Standaard"><text:span text:style-name="T54">☐</text:span><text:s/>slechte gezondheid</text:p>
      <text:p text:style-name="Standaard"><text:span text:style-name="T55">☐</text:span><text:s/>te hoge verwachtingen/doelstellingen</text:p>
      <text:p text:style-name="Standaard"><text:span text:style-name="T56">☐</text:span><text:s/>geen steun van vrienden of familie</text:p>
      <text:p text:style-name="Standaard"><text:span text:style-name="T57">☐</text:span><text:s/>Andere factoren, welke?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P58">Vraag 3</text:p>
      <text:p text:style-name="P59">Wat zou je ondanks alles toch doen starten?</text:p>
      <text:p text:style-name="P60">_____________________________________________________________</text:p>
      <text:p text:style-name="Standaard"><text:span text:style-name="T61">☐</text:span><text:s/>allerlei bedreigingen</text:p>
      <text:p text:style-name="Standaard"><text:span text:style-name="T62">☐</text:span><text:s/>Het voelt uiteindelijk beter om door te gaan met de actie dan nog</text:p>
      <text:p text:style-name="Standaard">langer te wachten.</text:p>
      <text:p text:style-name="Standaard"><text:span text:style-name="T63">☐</text:span><text:s/>deadlines</text:p>
      <text:p text:style-name="Standaard"><text:span text:style-name="T64">☐</text:span><text:s/>Je weet dat je je geïnspireerd zal voelen als je gewoon begint.</text:p>
      <text:p text:style-name="Standaard"><text:span text:style-name="T65">☐</text:span><text:s/>Je weet dat je zal veel leren tijdens het proces.</text:p>
      <text:p text:style-name="Standaard"><text:span text:style-name="T66">☐</text:span><text:s/>invloed van collega's of klanten</text:p>
      <text:p text:style-name="Standaard"><text:span text:style-name="T67">☐</text:span><text:s/>Eerdere ervaringen waar je je tevreden over voelde.</text:p>
      <text:p text:style-name="Standaard"><text:span text:style-name="T68">☐</text:span><text:s/>Andere redenen, welke?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………………………</text:p>
      <text:p text:style-name="Standaard">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Koptekst">Noortje Moelans<text:s/>1DVOA</text:p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m Guisot-Martinez</meta:initial-creator>
    <dc:creator>noortje Moelans</dc:creator>
    <meta:creation-date>2024-01-13T15:26:00Z</meta:creation-date>
    <dc:date>2024-01-13T15:26:00Z</dc:date>
    <meta:template xlink:href="Normal.dotm" xlink:type="simple"/>
    <meta:editing-cycles>2</meta:editing-cycles>
    <meta:editing-duration>PT0S</meta:editing-duration>
    <meta:user-defined meta:name="MSIP_Label_f95379a6-efcb-4855-97e0-03c6be785496_Enabled">true</meta:user-defined>
    <meta:user-defined meta:name="MSIP_Label_f95379a6-efcb-4855-97e0-03c6be785496_SetDate">2022-08-10T12:29:20Z</meta:user-defined>
    <meta:user-defined meta:name="MSIP_Label_f95379a6-efcb-4855-97e0-03c6be785496_Method">Standard</meta:user-defined>
    <meta:user-defined meta:name="MSIP_Label_f95379a6-efcb-4855-97e0-03c6be785496_Name">f95379a6-efcb-4855-97e0-03c6be785496</meta:user-defined>
    <meta:user-defined meta:name="MSIP_Label_f95379a6-efcb-4855-97e0-03c6be785496_SiteId">0bff66c5-45db-46ed-8b81-87959e069b90</meta:user-defined>
    <meta:user-defined meta:name="MSIP_Label_f95379a6-efcb-4855-97e0-03c6be785496_ActionId">36bf54f9-be3b-4a0d-9d94-5f2fa853d4f7</meta:user-defined>
    <meta:user-defined meta:name="MSIP_Label_f95379a6-efcb-4855-97e0-03c6be785496_ContentBits">0</meta:user-defined>
    <meta:document-statistic meta:page-count="1" meta:paragraph-count="6" meta:word-count="464" meta:character-count="3010" meta:row-count="21" meta:non-whitespace-character-count="2552"/>
  </office:meta>
</office:document-meta>
</file>